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Listenabsatz" style:list-style-name="LFO1" style:family="paragraph">
      <style:text-properties fo:color="#000000"/>
    </style:style>
    <style:style style:name="T3" style:parent-style-name="Absatz-Standardschriftart" style:family="text">
      <style:text-properties style:font-name="JetBrains Mono" fo:color="#4472C4"/>
    </style:style>
    <style:style style:name="T4" style:parent-style-name="Absatz-Standardschriftart" style:family="text">
      <style:text-properties style:font-name="JetBrains Mono" fo:color="#000000"/>
    </style:style>
    <style:style style:name="P5" style:parent-style-name="PreformattedText" style:family="paragraph">
      <style:text-properties style:font-name="JetBrains Mono" fo:color="#4472C4"/>
    </style:style>
    <style:style style:name="P6" style:parent-style-name="PreformattedText" style:family="paragraph">
      <style:text-properties style:font-name="JetBrains Mono" fo:color="#4472C4"/>
    </style:style>
    <style:style style:name="P7" style:parent-style-name="PreformattedText" style:family="paragraph">
      <style:text-properties style:font-name="JetBrains Mono" fo:color="#000000"/>
    </style:style>
    <style:style style:name="P8" style:parent-style-name="Listenabsatz" style:list-style-name="LFO1" style:family="paragraph"/>
    <style:style style:name="P9" style:parent-style-name="PreformattedText" style:family="paragraph">
      <style:text-properties style:font-name="JetBrains Mono" fo:color="#4472C4"/>
    </style:style>
    <style:style style:name="P10" style:parent-style-name="PreformattedText" style:family="paragraph">
      <style:text-properties style:font-name="JetBrains Mono" fo:color="#4472C4"/>
    </style:style>
    <style:style style:name="P11" style:parent-style-name="PreformattedText" style:family="paragraph">
      <style:text-properties style:font-name="JetBrains Mono" fo:color="#4472C4"/>
    </style:style>
    <style:style style:name="P12" style:parent-style-name="PreformattedText" style:family="paragraph">
      <style:text-properties style:font-name="JetBrains Mono" fo:color="#4472C4"/>
    </style:style>
    <style:style style:name="P13" style:parent-style-name="PreformattedText" style:family="paragraph">
      <style:text-properties style:font-name="JetBrains Mono" fo:color="#4472C4"/>
    </style:style>
    <style:style style:name="P14" style:parent-style-name="PreformattedText" style:family="paragraph">
      <style:text-properties style:font-name="JetBrains Mono" fo:color="#4472C4"/>
    </style:style>
    <style:style style:name="P15" style:parent-style-name="PreformattedText" style:family="paragraph">
      <style:text-properties style:font-name="JetBrains Mono" fo:color="#4472C4"/>
    </style:style>
    <style:style style:name="P16" style:parent-style-name="PreformattedText" style:family="paragraph">
      <style:text-properties style:font-name="JetBrains Mono" fo:color="#4472C4"/>
    </style:style>
    <style:style style:name="P17" style:parent-style-name="PreformattedText" style:family="paragraph">
      <style:text-properties style:font-name="JetBrains Mono" fo:color="#4472C4"/>
    </style:style>
    <style:style style:name="P18" style:parent-style-name="PreformattedText" style:family="paragraph">
      <style:text-properties style:font-name="JetBrains Mono" fo:color="#4472C4"/>
    </style:style>
    <style:style style:name="P19" style:parent-style-name="PreformattedText" style:family="paragraph">
      <style:text-properties style:font-name="JetBrains Mono" fo:color="#4472C4"/>
    </style:style>
    <style:style style:name="P20" style:parent-style-name="PreformattedText" style:family="paragraph">
      <style:text-properties style:font-name="JetBrains Mono" fo:color="#4472C4"/>
    </style:style>
    <style:style style:name="P21" style:parent-style-name="PreformattedText" style:family="paragraph">
      <style:text-properties style:font-name="JetBrains Mono" fo:color="#4472C4"/>
    </style:style>
    <style:style style:name="P22" style:parent-style-name="PreformattedText" style:family="paragraph">
      <style:text-properties style:font-name="JetBrains Mono" fo:color="#4472C4"/>
    </style:style>
    <style:style style:name="P23" style:parent-style-name="PreformattedText" style:family="paragraph">
      <style:text-properties style:font-name="JetBrains Mono" fo:color="#000000"/>
    </style:style>
    <style:style style:name="P24" style:parent-style-name="PreformattedText" style:family="paragraph">
      <style:text-properties style:font-name="JetBrains Mono" fo:color="#000000"/>
    </style:style>
    <style:style style:name="P25" style:parent-style-name="PreformattedText" style:family="paragraph">
      <style:text-properties style:font-name="JetBrains Mono" fo:color="#000000"/>
    </style:style>
    <style:style style:name="P26" style:parent-style-name="PreformattedText" style:family="paragraph">
      <style:text-properties style:font-name="JetBrains Mono" fo:color="#000000"/>
    </style:style>
    <style:style style:name="P27" style:parent-style-name="Standard" style:family="paragraph">
      <style:text-properties fo:font-weight="bold" style:font-weight-asian="bold" style:font-weight-complex="bold" fo:font-size="20pt" style:font-size-asian="20pt" style:font-size-complex="20pt"/>
    </style:style>
    <style:style style:name="P28" style:parent-style-name="Listenabsatz" style:list-style-name="LFO1" style:family="paragraph">
      <style:text-properties fo:color="#4472C4"/>
    </style:style>
    <style:style style:name="P29" style:parent-style-name="Listenabsatz" style:list-style-name="LFO1" style:family="paragraph">
      <style:text-properties fo:color="#4472C4"/>
    </style:style>
    <style:style style:name="P30" style:parent-style-name="Listenabsatz" style:list-style-name="LFO1" style:family="paragraph">
      <style:text-properties fo:color="#4472C4"/>
    </style:style>
    <style:style style:name="P31" style:parent-style-name="Listenabsatz" style:family="paragraph">
      <style:text-properties fo:color="#4472C4"/>
    </style:style>
    <style:style style:name="P32" style:parent-style-name="Listenabsatz" style:list-style-name="LFO1" style:family="paragraph">
      <style:text-properties fo:color="#4472C4"/>
    </style:style>
    <style:style style:name="P33" style:parent-style-name="Listenabsatz" style:family="paragraph">
      <style:text-properties fo:color="#4472C4"/>
    </style:style>
    <style:style style:name="P34" style:parent-style-name="Listenabsatz" style:list-style-name="LFO1" style:family="paragraph">
      <style:text-properties fo:color="#4472C4"/>
    </style:style>
    <style:style style:name="P35" style:parent-style-name="Listenabsatz" style:family="paragraph">
      <style:text-properties fo:color="#4472C4"/>
    </style:style>
    <style:style style:name="P36" style:parent-style-name="Listenabsatz" style:family="paragraph">
      <style:text-properties fo:color="#4472C4"/>
    </style:style>
    <style:style style:name="P37" style:parent-style-name="Listenabsatz" style:family="paragraph">
      <style:text-properties fo:color="#4472C4"/>
    </style:style>
    <style:style style:name="P38" style:parent-style-name="Listenabsatz" style:list-style-name="LFO1" style:family="paragraph">
      <style:text-properties fo:color="#4472C4"/>
    </style:style>
    <style:style style:name="P39" style:parent-style-name="Listenabsatz" style:family="paragraph">
      <style:text-properties fo:color="#4472C4"/>
    </style:style>
    <style:style style:name="P40" style:parent-style-name="Listenabsatz" style:list-style-name="LFO1" style:family="paragraph">
      <style:text-properties fo:color="#4472C4"/>
    </style:style>
    <style:style style:name="P41" style:parent-style-name="Listenabsatz" style:family="paragraph">
      <style:text-properties fo:color="#4472C4"/>
    </style:style>
    <style:style style:name="P42" style:parent-style-name="Listenabsatz" style:list-style-name="LFO1" style:family="paragraph">
      <style:text-properties fo:color="#4472C4"/>
    </style:style>
    <style:style style:name="P43" style:parent-style-name="Listenabsatz" style:family="paragraph">
      <style:text-properties fo:color="#4472C4"/>
    </style:style>
    <style:style style:name="P44" style:parent-style-name="Listenabsatz" style:list-style-name="LFO1" style:family="paragraph">
      <style:text-properties fo:color="#4472C4"/>
    </style:style>
    <style:style style:name="P45" style:parent-style-name="Listenabsatz" style:family="paragraph">
      <style:text-properties fo:color="#4472C4"/>
    </style:style>
    <style:style style:name="P46" style:parent-style-name="Listenabsatz" style:list-style-name="LFO1" style:family="paragraph">
      <style:text-properties fo:color="#4472C4"/>
    </style:style>
    <style:style style:name="P47" style:parent-style-name="Listenabsatz" style:family="paragraph">
      <style:text-properties fo:color="#4472C4"/>
    </style:style>
    <style:style style:name="P48" style:parent-style-name="Listenabsatz" style:list-style-name="LFO1" style:family="paragraph">
      <style:text-properties fo:color="#4472C4"/>
    </style:style>
    <style:style style:name="P49" style:parent-style-name="Listenabsatz" style:family="paragraph">
      <style:text-properties fo:color="#4472C4"/>
    </style:style>
    <style:style style:name="P50" style:parent-style-name="Listenabsatz" style:list-style-name="LFO1" style:family="paragraph">
      <style:text-properties fo:color="#4472C4"/>
    </style:style>
    <style:style style:name="P51" style:parent-style-name="Listenabsatz" style:family="paragraph">
      <style:text-properties fo:color="#4472C4"/>
    </style:style>
    <style:style style:name="P52" style:parent-style-name="Listenabsatz" style:list-style-name="LFO1" style:family="paragraph">
      <style:text-properties fo:color="#4472C4"/>
    </style:style>
    <style:style style:name="P53" style:parent-style-name="Listenabsatz" style:family="paragraph">
      <style:text-properties fo:color="#4472C4"/>
    </style:style>
    <style:style style:name="P54" style:parent-style-name="Listenabsatz" style:list-style-name="LFO1" style:family="paragraph">
      <style:text-properties fo:color="#4472C4"/>
    </style:style>
    <style:style style:name="P55" style:parent-style-name="Listenabsatz" style:family="paragraph">
      <style:text-properties fo:color="#4472C4"/>
    </style:style>
    <style:style style:name="P56" style:parent-style-name="Listenabsatz" style:list-style-name="LFO1" style:family="paragraph">
      <style:text-properties fo:color="#4472C4"/>
    </style:style>
    <style:style style:name="P57" style:parent-style-name="Listenabsatz" style:family="paragraph">
      <style:text-properties fo:color="#4472C4"/>
    </style:style>
    <style:style style:name="P58" style:parent-style-name="Standard" style:family="paragraph">
      <style:text-properties fo:font-weight="bold" style:font-weight-asian="bold" style:font-weight-complex="bold" fo:font-size="20pt" style:font-size-asian="20pt" style:font-size-complex="20pt"/>
    </style:style>
    <style:style style:name="P59" style:parent-style-name="PreformattedText" style:family="paragraph">
      <style:paragraph-properties fo:margin-bottom="0.1965in" fo:background-color="#FFFFFF"/>
      <style:text-properties style:font-name="JetBrains Mono" fo:color="#4472C4"/>
    </style:style>
    <style:style style:name="P60" style:parent-style-name="PreformattedText" style:family="paragraph">
      <style:paragraph-properties fo:margin-bottom="0.1965in" fo:background-color="#FFFFFF"/>
      <style:text-properties style:font-name="JetBrains Mono" fo:color="#4472C4"/>
    </style:style>
    <style:style style:name="P61" style:parent-style-name="PreformattedText" style:family="paragraph">
      <style:paragraph-properties fo:margin-bottom="0.1965in" fo:background-color="#FFFFFF"/>
      <style:text-properties style:font-name="JetBrains Mono" fo:color="#4472C4"/>
    </style:style>
    <style:style style:name="P62" style:parent-style-name="PreformattedText" style:family="paragraph">
      <style:paragraph-properties fo:margin-bottom="0.1965in" fo:background-color="#FFFFFF"/>
      <style:text-properties style:font-name="JetBrains Mono" fo:color="#4472C4"/>
    </style:style>
    <style:style style:name="P63" style:parent-style-name="PreformattedText" style:family="paragraph">
      <style:paragraph-properties fo:margin-bottom="0.1965in" fo:background-color="#FFFFFF"/>
      <style:text-properties style:font-name="JetBrains Mono" fo:color="#4472C4"/>
    </style:style>
    <style:style style:name="P64" style:parent-style-name="PreformattedText" style:family="paragraph">
      <style:paragraph-properties fo:margin-bottom="0.1965in" fo:background-color="#FFFFFF"/>
      <style:text-properties style:font-name="JetBrains Mono" fo:color="#000000"/>
    </style:style>
    <style:style style:name="P65" style:parent-style-name="PreformattedText" style:family="paragraph">
      <style:paragraph-properties fo:margin-bottom="0.1965in" fo:background-color="#FFFFFF"/>
      <style:text-properties style:font-name="JetBrains Mono" fo:color="#000000"/>
    </style:style>
    <style:style style:name="P66" style:parent-style-name="Standard" style:family="paragraph">
      <style:text-properties fo:font-weight="bold" style:font-weight-asian="bold" style:font-weight-complex="bold" fo:font-size="20pt" style:font-size-asian="20pt" style:font-size-complex="20pt"/>
    </style:style>
    <style:style style:name="P67" style:parent-style-name="Standard" style:family="paragraph">
      <style:text-properties fo:color="#4472C4"/>
    </style:style>
    <style:style style:name="P68" style:parent-style-name="Standard" style:family="paragraph">
      <style:text-properties fo:color="#4472C4"/>
    </style:style>
    <style:style style:name="P69" style:parent-style-name="Standard" style:family="paragraph">
      <style:text-properties fo:color="#4472C4"/>
    </style:style>
    <style:style style:name="P70" style:parent-style-name="Standard" style:family="paragraph">
      <style:text-properties fo:color="#4472C4"/>
    </style:style>
    <style:style style:name="T71" style:parent-style-name="Absatz-Standardschriftart" style:family="text">
      <style:text-properties fo:color="#4472C4"/>
    </style:style>
  </office:automatic-styles>
  <office:body>
    <office:text text:use-soft-page-breaks="true">
      <text:p text:style-name="P1">Anleitung-Screen:</text:p>
      <text:list text:style-name="LFO1" text:continue-numbering="true">
        <text:list-item>
          <text:p text:style-name="P2">Spielstart:</text:p>
        </text:list-item>
      </text:list>
      <text:p text:style-name="PreformattedText"><text:span text:style-name="T3">Um ein Spiel zu starten, wählt ihr zu Beginn eine oder mehrere Kategorien aus mit denen ihr spielen wollt. Danach klickt ihr auf Start, um das Spiel zu starten.</text:span><text:span text:style-name="T4"><text:tab/></text:span></text:p>
      <text:p text:style-name="P5">Die Kategorie Zufall kann auch mit<text:s/>anderen Kategorien gespielt</text:p>
      <text:p text:style-name="P6">werden.</text:p>
      <text:p text:style-name="P7"/>
      <text:list text:style-name="LFO1" text:continue-numbering="true">
        <text:list-item>
          <text:p text:style-name="P8">Spielablauf:</text:p>
        </text:list-item>
      </text:list>
      <text:p text:style-name="P9">Das Spiel kann mit beliebig vielen Spielern gespielt werden.</text:p>
      <text:p text:style-name="P10"><text:tab/></text:p>
      <text:p text:style-name="P11">Nachdem das Spiel gestartet wurde, erscheint eine Frage auf dem Bildschirm, die der Fragesteller vorließt. Daraufhin schreibt jeder seine Schätzung auf. Wenn alle Spieler fertig sind, wird durch ein Klicken auf<text:s/>die<text:s/>Frage-Karte<text:s/>die Antwort angezeigt.</text:p>
      <text:p text:style-name="P12"/>
      <text:p text:style-name="P13">Derjenige, der am schlechtesten geschätzt hat, trinkt! Entscheidet selbst vor dem Spiel wie viele Schlücke getrunken werden müssen.</text:p>
      <text:p text:style-name="P14"/>
      <text:p text:style-name="P15">Durch ein weiteres Klicken<text:s/>auf die Karte<text:s/>wird die nächste Frage angezeigt und der Ablauf beginnt von vorne.</text:p>
      <text:p text:style-name="P16"/>
      <text:p text:style-name="P17">Ein Spiel besteht aus 18 zufälligen Fragen, der ausgewählten<text:s/><text:tab/>Kategorien.</text:p>
      <text:p text:style-name="P18"/>
      <text:p text:style-name="P19">Das Spiel endet mit der Frage, welcher Spieler am schlechteste gespielt hat.</text:p>
      <text:p text:style-name="P20"/>
      <text:p text:style-name="P21">Viel Spaß beim<text:s/>Schätzen!</text:p>
      <text:p text:style-name="P22"/>
      <text:p text:style-name="P23"/>
      <text:p text:style-name="P24"/>
      <text:p text:style-name="P25"/>
      <text:p text:style-name="P26"/>
      <text:p text:style-name="P27">Kategorien-Screen:</text:p>
      <text:p text:style-name="Standard">- Kategorien (Texte, die bei den jeweiligen Kategorien im „Kategorien – Screen“ angezeigt werden):</text:p>
      <text:list text:style-name="LFO1" text:continue-numbering="true">
        <text:list-item>
          <text:p text:style-name="P28">Zufall (kostenlos)</text:p>
        </text:list-item>
        <text:list-item>
          <text:p text:style-name="P29">Zufällige Fragen aus den Kategorien: <text:s/>Unnützes Wissen, Geographie, Medien &amp; Unterhaltung, Technik, Natur<text:s/>&amp; Tierwelt</text:p>
        </text:list-item>
        <text:list-item>
          <text:p text:style-name="P30">Technik</text:p>
        </text:list-item>
      </text:list>
      <text:p text:style-name="P31">Bist du technisch affin? Wie gut du dich wirklich auskennst, erfährst du hier.</text:p>
      <text:list text:style-name="LFO1" text:continue-numbering="true">
        <text:list-item>
          <text:p text:style-name="P32">Unnützes Wissen</text:p>
        </text:list-item>
      </text:list>
      <text:p text:style-name="P33">Wenn du denkst, dass du viel unnützes Wissen hast, dann bist du hier genau richtig!</text:p>
      <text:list text:style-name="LFO1" text:continue-numbering="true">
        <text:list-item>
          <text:p text:style-name="P34">18+</text:p>
        </text:list-item>
      </text:list>
      <text:p text:style-name="P35">Gewagte Fragen die für gute Stimmung sorgen.</text:p>
      <text:p text:style-name="P36"/>
      <text:p text:style-name="P37"/>
      <text:list text:style-name="LFO1" text:continue-numbering="true">
        <text:list-item>
          <text:p text:style-name="P38">Geografie</text:p>
        </text:list-item>
      </text:list>
      <text:p text:style-name="P39">Wenn du denkst, dass du orientierungslos bist, dann hast du dich hier verlaufen.</text:p>
      <text:list text:style-name="LFO1" text:continue-numbering="true">
        <text:list-item>
          <text:p text:style-name="P40">Musik</text:p>
        </text:list-item>
      </text:list>
      <text:p text:style-name="P41">Folge der Melodie deines Gedankenflusses und du wirst gut schätzen!</text:p>
      <text:list text:style-name="LFO1" text:continue-numbering="true">
        <text:list-item>
          <text:p text:style-name="P42">Geschichte</text:p>
        </text:list-item>
      </text:list>
      <text:p text:style-name="P43">Alles hat eine Geschichte. Schreibe deine eigene und gewinne in dieser Kategorie.</text:p>
      <text:list text:style-name="LFO1" text:continue-numbering="true">
        <text:list-item>
          <text:p text:style-name="P44">Natur und Tierwelt</text:p>
        </text:list-item>
      </text:list>
      <text:p text:style-name="P45">Erkunde die Vielfältigkeit der Natur und Tierwelt aus einer anderen Perspektive!</text:p>
      <text:list text:style-name="LFO1" text:continue-numbering="true">
        <text:list-item>
          <text:p text:style-name="P46">Weltall</text:p>
        </text:list-item>
      </text:list>
      <text:p text:style-name="P47">Staunt über Zahlen und Fakten der Unendlichkeit des Weltalls.</text:p>
      <text:list text:style-name="LFO1" text:continue-numbering="true">
        <text:list-item>
          <text:p text:style-name="P48">Google</text:p>
        </text:list-item>
      </text:list>
      <text:p text:style-name="P49">Ihr habt bestimmt noch nicht alles gegoogelt. Schätzt hier die Anzahl der<text:s/>Google-Ergebnisse für bestimmte Suchanfragen.</text:p>
      <text:list text:style-name="LFO1" text:continue-numbering="true">
        <text:list-item>
          <text:p text:style-name="P50">Sport</text:p>
        </text:list-item>
      </text:list>
      <text:p text:style-name="P51">Du bist Sportler durch und durch? Dann kannst du dein Fitness-Wissen hier unter Beweis stellen!</text:p>
      <text:list text:style-name="LFO1" text:continue-numbering="true">
        <text:list-item>
          <text:p text:style-name="P52">Medien &amp; Unterhaltung</text:p>
        </text:list-item>
      </text:list>
      <text:p text:style-name="P53">Man darf die Macht der Medien nicht unterschätzen. Also schätze weise!</text:p>
      <text:list text:style-name="LFO1" text:continue-numbering="true">
        <text:list-item>
          <text:p text:style-name="P54">Mensch</text:p>
        </text:list-item>
      </text:list>
      <text:p text:style-name="P55">Wie gut<text:s/>kennst du deinen Körper und Geist wirklich?</text:p>
      <text:list text:style-name="LFO1" text:continue-numbering="true">
        <text:list-item>
          <text:p text:style-name="P56">Preise</text:p>
        </text:list-item>
      </text:list>
      <text:p text:style-name="P57">Was kostet die Welt? Hier wirst du es erfahren! | Die Shopping-Queen wird hier abliefern!</text:p>
      <text:p text:style-name="Standard"/>
      <text:p text:style-name="Standard"/>
      <text:p text:style-name="P58">Spielstart/Spielende Text</text:p>
      <text:p text:style-name="Standard">- Spiel-Start Text (Text nachdem der Startbutton geklickt wurde):</text:p>
      <text:p text:style-name="P59">Holt eure Handynotizen raus und los geht’s!<text:s/></text:p>
      <text:p text:style-name="P60">Durch Klicken auf diese Karte beginnt das Spiel.</text:p>
      <text:p text:style-name="P61">Wer am schlechtesten schätzt trinkt!</text:p>
      <text:p text:style-name="P62">Viel Spaß!</text:p>
      <text:p text:style-name="Standard"/>
      <text:p text:style-name="Standard">- SpielEnde-Text (Text der nach den 18 Fragen am Ende eines Spiels erscheint):</text:p>
      <text:p text:style-name="P63">Zählt von 3 runter und zeigt alle gleichzeitig auf die Person die am schlechtesten gespielt hat. Diese Person muss ... (Auflösung folgt)</text:p>
      <text:p text:style-name="P64"/>
      <text:p text:style-name="P65"/>
      <text:p text:style-name="P66">Shop-Screen:</text:p>
      <text:p text:style-name="Standard">- Shop - Einzelne Kategorien (Text der unter den 3 Buttons angezeigt wird wenn „Einzelne Kategorien“ ausgewählt ist):</text:p>
      <text:p text:style-name="P67">Kaufe dir eine einzelne Kategorie für 0,69€ + keine Werbung!</text:p>
      <text:p text:style-name="Standard"/>
      <text:p text:style-name="Standard">- Shop -<text:s/>Vollversion (Text der unter den 3 Buttons angezeigt wird wenn „Vollversion“ ausgewählt ist):</text:p>
      <text:p text:style-name="P68">Kaufe dir die Vollversion für 4,99€. Enthält alle Kategorien (über x Fragen) + keine Werbung!</text:p>
      <text:p text:style-name="P69">Damit sparst du mehr als 50%!</text:p>
      <text:p text:style-name="Standard"/>
      <text:p text:style-name="Standard">- Shop - Bundles (Text der unter den 3<text:s/>Buttons angezeigt wird wenn „Bundles“ ausgewählt ist):</text:p>
      <text:p text:style-name="P70">Wähle das Bundle mit den 5 Kategorien die dir am Besten gefallen, für 2,49 + keine Werbung!</text:p>
      <text:p text:style-name="Standard"><text:span text:style-name="T71">Damit sparst du über 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false"/>
    </style:style>
    <style:style style:name="Textbody" style:display-name="Text body" style:family="paragraph" style:parent-style-name="Standard">
      <style:paragraph-properties fo:margin-bottom="0.1965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on Kamke</meta:initial-creator>
    <dc:creator>Leon Kamke</dc:creator>
    <meta:creation-date>2022-10-18T13:10:00Z</meta:creation-date>
    <dc:date>2022-10-24T19:41:00Z</dc:date>
    <meta:print-date>2022-10-24T19:40:00Z</meta:print-date>
    <meta:template xlink:href="Normal.dotm" xlink:type="simple"/>
    <meta:editing-cycles>9</meta:editing-cycles>
    <meta:editing-duration>PT0S</meta:editing-duration>
    <meta:document-statistic meta:page-count="1" meta:paragraph-count="6" meta:word-count="479" meta:character-count="3494" meta:row-count="25" meta:non-whitespace-character-count="3021"/>
  </office:meta>
</office:document-meta>
</file>